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1c6ab3"/>
    </style:style>
    <style:style style:name="T2" style:family="text">
      <style:text-properties officeooo:rsid="001b7820"/>
    </style:style>
    <style:style style:name="T3" style:family="text">
      <style:text-properties officeooo:rsid="0016c224"/>
    </style:style>
    <style:style style:name="T4" style:family="text">
      <style:text-properties officeooo:rsid="001bc7bc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© 2018 <text:s text:c="34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31"/>PC, C64 Klawiszologia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e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<text:span text:style-name="T1">rezydencję</text:span><text:span text:style-name="T2"> w powietrze,</text:span>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3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 od momentu kiedy wejdziesz na ostatnie piętro. Wtedy uaktywnij go, podnieś szybko paczkę 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<text:span text:style-name="T2">ąć</text:span> część z radia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<text:soft-page-break/>wyłączyć nagrywanie i wyciągnąć kasetę.</text:p>
        <text:p text:style-name="P1"/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, p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, z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<text:span text:style-name="T2">oło</text:span>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 kiedy zobaczysz scenę z doktorkiem i automatami. Nie musisz się przejmować, jeśli <text:span text:style-name="T4">wcześniej</text:span> <text:span text:style-name="T4">otworzyłeś już drzwi do</text:span> laboratorium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na parterze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/>
        <text:p text:style-name="P1"><text:soft-page-break/></text:p>
        <text:p text:style-name="P1"/>
        <text:p text:style-name="P1"><text:s text:c="2"/>Dr. Fred</text:p>
        <text:p text:style-name="P1">-----------------------------------------------------</text:p>
        <text:p text:style-name="P1"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, z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riusz Halaczkiewicz</meta:initial-creator>
    <meta:creation-date>2019-03-12T11:54:47.18</meta:creation-date>
    <dc:date>2026-04-21T12:45:55.030375800</dc:date>
    <meta:editing-duration>PT1H13M1S</meta:editing-duration>
    <meta:editing-cycles>13</meta:editing-cycles>
    <meta:generator>LibreOffice/25.8.4.2$Windows_X86_64 LibreOffice_project/290daaa01b999472f0c7a3890eb6a550fd74c6df</meta:generator>
    <meta:printed-by>Pliki PDF</meta:printed-by>
    <meta:print-date>2026-04-21T12:44:57.388850000</meta:print-date>
    <meta:document-statistic meta:table-count="0" meta:image-count="0" meta:object-count="0" meta:page-count="3" meta:paragraph-count="205" meta:word-count="2072" meta:character-count="14855" meta:non-whitespace-character-count="11500"/>
  </office:meta>
</office:document-meta>
</file>